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mapcontainer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PrivateOrNot</text:p>
          </table:table-cell>
          <table:table-cell office:value-type="string" calcext:value-type="string">
            <text:p>AnonymousOrNot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/>
          <table:table-cell table:style-name="ce1" table:formula="of:=AVERAGE([.C2:.C21])" office:value-type="float" office:value="0.83915" calcext:value-type="float">
            <text:p>0.839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996" calcext:value-type="float">
            <text:p>0.996</text:p>
          </table:table-cell>
          <table:table-cell office:value-type="float" office:value="0.076" calcext:value-type="float">
            <text:p>0.076</text:p>
          </table:table-cell>
          <table:table-cell office:value-type="float" office:value="0.92" calcext:value-type="float">
            <text:p>0.9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:.C21])" office:value-type="float" office:value="0.0395823924172565" calcext:value-type="float">
            <text:p>0.040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2" calcext:value-type="float">
            <text:p>0.822</text:p>
          </table:table-cell>
          <table:table-cell office:value-type="float" office:value="0.064" calcext:value-type="float">
            <text:p>0.064</text:p>
          </table:table-cell>
          <table:table-cell office:value-type="float" office:value="0.758" calcext:value-type="float">
            <text:p>0.75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" calcext:value-type="float">
            <text:p>0.82</text:p>
          </table:table-cell>
          <table:table-cell office:value-type="float" office:value="0.056" calcext:value-type="float">
            <text:p>0.056</text:p>
          </table:table-cell>
          <table:table-cell office:value-type="float" office:value="0.764" calcext:value-type="float">
            <text:p>0.764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22:.C41])" office:value-type="float" office:value="0.5798" calcext:value-type="float">
            <text:p>0.580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782" calcext:value-type="float">
            <text:p>0.78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2:.C41])" office:value-type="float" office:value="0.0112090189250959" calcext:value-type="float">
            <text:p>0.01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18" calcext:value-type="float">
            <text:p>0.818</text:p>
          </table:table-cell>
          <table:table-cell office:value-type="float" office:value="0.08" calcext:value-type="float">
            <text:p>0.08</text:p>
          </table:table-cell>
          <table:table-cell office:value-type="float" office:value="0.739" calcext:value-type="float">
            <text:p>0.73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068" calcext:value-type="float">
            <text:p>0.068</text:p>
          </table:table-cell>
          <table:table-cell office:value-type="float" office:value="0.767" calcext:value-type="float">
            <text:p>0.76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2" calcext:value-type="float">
            <text:p>262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" calcext:value-type="float">
            <text:p>0.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772" calcext:value-type="float">
            <text:p>0.77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9" calcext:value-type="float">
            <text:p>0.8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785" calcext:value-type="float">
            <text:p>0.78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1" calcext:value-type="float">
            <text:p>262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5" calcext:value-type="float">
            <text:p>0.79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51" calcext:value-type="float">
            <text:p>0.851</text:p>
          </table:table-cell>
          <table:table-cell office:value-type="float" office:value="0.1" calcext:value-type="float">
            <text:p>0.1</text:p>
          </table:table-cell>
          <table:table-cell office:value-type="float" office:value="0.752" calcext:value-type="float">
            <text:p>0.75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7" calcext:value-type="float">
            <text:p>0.847</text:p>
          </table:table-cell>
          <table:table-cell office:value-type="float" office:value="0.068" calcext:value-type="float">
            <text:p>0.068</text:p>
          </table:table-cell>
          <table:table-cell office:value-type="float" office:value="0.78" calcext:value-type="float">
            <text:p>0.7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1" calcext:value-type="float">
            <text:p>262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6" calcext:value-type="float">
            <text:p>0.826</text:p>
          </table:table-cell>
          <table:table-cell office:value-type="float" office:value="0.056" calcext:value-type="float">
            <text:p>0.056</text:p>
          </table:table-cell>
          <table:table-cell office:value-type="float" office:value="0.771" calcext:value-type="float">
            <text:p>0.77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8" calcext:value-type="float">
            <text:p>0.82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52" calcext:value-type="float">
            <text:p>0.75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96" calcext:value-type="float">
            <text:p>0.7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732" calcext:value-type="float">
            <text:p>0.73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4" calcext:value-type="float">
            <text:p>0.824</text:p>
          </table:table-cell>
          <table:table-cell office:value-type="float" office:value="0.06" calcext:value-type="float">
            <text:p>0.06</text:p>
          </table:table-cell>
          <table:table-cell office:value-type="float" office:value="0.764" calcext:value-type="float">
            <text:p>0.764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1" calcext:value-type="float">
            <text:p>262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46" calcext:value-type="float">
            <text:p>0.8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8" calcext:value-type="float">
            <text:p>0.79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6" calcext:value-type="float">
            <text:p>0.826</text:p>
          </table:table-cell>
          <table:table-cell office:value-type="float" office:value="0.068" calcext:value-type="float">
            <text:p>0.068</text:p>
          </table:table-cell>
          <table:table-cell office:value-type="float" office:value="0.758" calcext:value-type="float">
            <text:p>0.75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28" calcext:value-type="float">
            <text:p>0.828</text:p>
          </table:table-cell>
          <table:table-cell office:value-type="float" office:value="0.068" calcext:value-type="float">
            <text:p>0.068</text:p>
          </table:table-cell>
          <table:table-cell office:value-type="float" office:value="0.76" calcext:value-type="float">
            <text:p>0.7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19" calcext:value-type="float">
            <text:p>0.819</text:p>
          </table:table-cell>
          <table:table-cell office:value-type="float" office:value="0.076" calcext:value-type="float">
            <text:p>0.076</text:p>
          </table:table-cell>
          <table:table-cell office:value-type="float" office:value="0.743" calcext:value-type="float">
            <text:p>0.74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51" calcext:value-type="float">
            <text:p>0.8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787" calcext:value-type="float">
            <text:p>0.78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5" calcext:value-type="float">
            <text:p>0.585</text:p>
          </table:table-cell>
          <table:table-cell office:value-type="float" office:value="0.076" calcext:value-type="float">
            <text:p>0.076</text:p>
          </table:table-cell>
          <table:table-cell office:value-type="float" office:value="0.509" calcext:value-type="float">
            <text:p>0.50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9" calcext:value-type="float">
            <text:p>0.589</text:p>
          </table:table-cell>
          <table:table-cell office:value-type="float" office:value="0.056" calcext:value-type="float">
            <text:p>0.056</text:p>
          </table:table-cell>
          <table:table-cell office:value-type="float" office:value="0.533" calcext:value-type="float">
            <text:p>0.53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92" calcext:value-type="float">
            <text:p>0.5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528" calcext:value-type="float">
            <text:p>0.52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1" calcext:value-type="float">
            <text:p>262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64" calcext:value-type="float">
            <text:p>0.5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516" calcext:value-type="float">
            <text:p>0.51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62" calcext:value-type="float">
            <text:p>0.562</text:p>
          </table:table-cell>
          <table:table-cell office:value-type="float" office:value="0.04" calcext:value-type="float">
            <text:p>0.04</text:p>
          </table:table-cell>
          <table:table-cell office:value-type="float" office:value="0.523" calcext:value-type="float">
            <text:p>0.52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6" calcext:value-type="float">
            <text:p>0.5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55" calcext:value-type="float">
            <text:p>0.5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78" calcext:value-type="float">
            <text:p>0.578</text:p>
          </table:table-cell>
          <table:table-cell office:value-type="float" office:value="0.068" calcext:value-type="float">
            <text:p>0.068</text:p>
          </table:table-cell>
          <table:table-cell office:value-type="float" office:value="0.51" calcext:value-type="float">
            <text:p>0.5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9" calcext:value-type="float">
            <text:p>0.589</text:p>
          </table:table-cell>
          <table:table-cell office:value-type="float" office:value="0.04" calcext:value-type="float">
            <text:p>0.04</text:p>
          </table:table-cell>
          <table:table-cell office:value-type="float" office:value="0.549" calcext:value-type="float">
            <text:p>0.54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68" calcext:value-type="float">
            <text:p>0.568</text:p>
          </table:table-cell>
          <table:table-cell office:value-type="float" office:value="0.084" calcext:value-type="float">
            <text:p>0.084</text:p>
          </table:table-cell>
          <table:table-cell office:value-type="float" office:value="0.484" calcext:value-type="float">
            <text:p>0.484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98" calcext:value-type="float">
            <text:p>0.5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534" calcext:value-type="float">
            <text:p>0.53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56" calcext:value-type="float">
            <text:p>0.5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508" calcext:value-type="float">
            <text:p>0.50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1" calcext:value-type="float">
            <text:p>262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5" calcext:value-type="float">
            <text:p>0.585</text:p>
          </table:table-cell>
          <table:table-cell office:value-type="float" office:value="0.08" calcext:value-type="float">
            <text:p>0.08</text:p>
          </table:table-cell>
          <table:table-cell office:value-type="float" office:value="0.505" calcext:value-type="float">
            <text:p>0.50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4" calcext:value-type="float">
            <text:p>0.5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528" calcext:value-type="float">
            <text:p>0.52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4" calcext:value-type="float">
            <text:p>0.5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516" calcext:value-type="float">
            <text:p>0.51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1" calcext:value-type="float">
            <text:p>0.5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513" calcext:value-type="float">
            <text:p>0.513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91" calcext:value-type="float">
            <text:p>0.5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503" calcext:value-type="float">
            <text:p>0.50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76" calcext:value-type="float">
            <text:p>0.576</text:p>
          </table:table-cell>
          <table:table-cell office:value-type="float" office:value="0.056" calcext:value-type="float">
            <text:p>0.056</text:p>
          </table:table-cell>
          <table:table-cell office:value-type="float" office:value="0.52" calcext:value-type="float">
            <text:p>0.5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1" calcext:value-type="float">
            <text:p>0.5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486" calcext:value-type="float">
            <text:p>0.48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66" calcext:value-type="float">
            <text:p>0.5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51" calcext:value-type="float">
            <text:p>0.51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81" calcext:value-type="float">
            <text:p>0.581</text:p>
          </table:table-cell>
          <table:table-cell office:value-type="float" office:value="0.072" calcext:value-type="float">
            <text:p>0.072</text:p>
          </table:table-cell>
          <table:table-cell office:value-type="float" office:value="0.509" calcext:value-type="float">
            <text:p>0.50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9:22:01.636536647</dc:date>
    <meta:editing-duration>PT2M39S</meta:editing-duration>
    <meta:editing-cycles>1</meta:editing-cycles>
    <meta:document-statistic meta:table-count="1" meta:cell-count="578" meta:object-count="0"/>
    <meta:generator>LibreOffice/7.3.7.2$Linux_X86_64 LibreOffice_project/30$Build-2</meta:generator>
  </office:meta>
</office:document-meta>
</file>